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062" officeooo:paragraph-rsid="0009f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pha beta,</text:p>
      <text:p text:style-name="P1">minmax</text:p>
      <text:p text:style-name="P1">ao*</text:p>
      <text:p text:style-name="P1">a*</text:p>
      <text:p text:style-name="P1">hill climbing</text:p>
      <text:p text:style-name="P1">knowledge represntatio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16:58:33.212847296</meta:creation-date>
    <dc:date>2021-03-16T17:00:10.407572663</dc:date>
    <meta:editing-duration>PT1M37S</meta:editing-duration>
    <meta:editing-cycles>1</meta:editing-cycles>
    <meta:document-statistic meta:table-count="0" meta:image-count="0" meta:object-count="0" meta:page-count="1" meta:paragraph-count="6" meta:word-count="9" meta:character-count="58" meta:non-whitespace-character-count="55"/>
    <meta:generator>LibreOffice/7.0.3.1$Linux_X86_64 LibreOffice_project/00$Build-1</meta:generator>
  </office:meta>
</office:document-meta>
</file>